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Expected finis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---</text:p>
          </table:table-cell>
          <table:table-cell table:style-name="Default" office:value-type="string" calcext:value-type="string">
            <text:p>--------------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tch site</text:p>
          </table:table-cell>
          <table:table-cell office:value-type="date" office:date-value="2025-02-15" calcext:value-type="date">
            <text:p>2025-02-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nect to partners</text:p>
          </table:table-cell>
          <table:table-cell office:value-type="date" office:date-value="2025-04-01" calcext:value-type="date">
            <text:p>2025-04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unch pitch </text:p>
          </table:table-cell>
          <table:table-cell office:value-type="date" office:date-value="2025-04-01" calcext:value-type="date">
            <text:p>2025-04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t pitch responses</text:p>
          </table:table-cell>
          <table:table-cell office:value-type="date" office:date-value="2025-07-01" calcext:value-type="date">
            <text:p>2025-07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malization</text:p>
          </table:table-cell>
          <table:table-cell office:value-type="date" office:date-value="2025-07-31" calcext:value-type="date">
            <text:p>2025-07-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n membership agreements</text:p>
          </table:table-cell>
          <table:table-cell office:value-type="date" office:date-value="2025-10-01" calcext:value-type="date">
            <text:p>2025-10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n partnership agreements</text:p>
          </table:table-cell>
          <table:table-cell office:value-type="date" office:date-value="2025-10-31" calcext:value-type="date">
            <text:p>2025-10-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uild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erty</text:p>
          </table:table-cell>
          <table:table-cell table:style-name="Default" office:value-type="string" calcext:value-type="string">
            <text:p>Acquire</text:p>
          </table:table-cell>
          <table:table-cell office:value-type="string" calcext:value-type="string">
            <text:p>Get approval</text:p>
          </table:table-cell>
          <table:table-cell office:value-type="string" calcext:value-type="string">
            <text:p>Start building</text:p>
          </table:table-cell>
          <table:table-cell office:value-type="string" calcext:value-type="string">
            <text:p>Finish building</text:p>
          </table:table-cell>
        </table:table-row>
        <table:table-row table:style-name="ro1">
          <table:table-cell/>
          <table:table-cell office:value-type="string" calcext:value-type="string">
            <text:p>--------</text:p>
          </table:table-cell>
          <table:table-cell table:style-name="Default" office:value-type="string" calcext:value-type="string">
            <text:p>-------</text:p>
          </table:table-cell>
          <table:table-cell office:value-type="string" calcext:value-type="string">
            <text:p>---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-----------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25-11-01" calcext:value-type="date">
            <text:p>2025-11-01</text:p>
          </table:table-cell>
          <table:table-cell table:style-name="ce1" office:value-type="date" office:date-value="2026-02-01" calcext:value-type="date">
            <text:p>2026-02-01</text:p>
          </table:table-cell>
          <table:table-cell table:style-name="ce1" office:value-type="date" office:date-value="2026-04-01" calcext:value-type="date">
            <text:p>2026-04-01</text:p>
          </table:table-cell>
          <table:table-cell table:style-name="ce1" office:value-type="date" office:date-value="2026-10-01" calcext:value-type="date">
            <text:p>2026-10-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26-01-15" calcext:value-type="date">
            <text:p>2026-01-15</text:p>
          </table:table-cell>
          <table:table-cell table:style-name="ce1" office:value-type="date" office:date-value="2026-03-15" calcext:value-type="date">
            <text:p>2026-03-15</text:p>
          </table:table-cell>
          <table:table-cell table:style-name="ce1" office:value-type="date" office:date-value="2026-05-15" calcext:value-type="date">
            <text:p>2026-05-15</text:p>
          </table:table-cell>
          <table:table-cell table:style-name="ce1" office:value-type="date" office:date-value="2026-10-15" calcext:value-type="date">
            <text:p>2026-10-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26-03-15" calcext:value-type="date">
            <text:p>2026-03-15</text:p>
          </table:table-cell>
          <table:table-cell table:style-name="ce1" office:value-type="date" office:date-value="2026-05-01" calcext:value-type="date">
            <text:p>2026-05-01</text:p>
          </table:table-cell>
          <table:table-cell table:style-name="ce1" office:value-type="date" office:date-value="2026-03-01" calcext:value-type="date">
            <text:p>2026-03-01</text:p>
          </table:table-cell>
          <table:table-cell table:style-name="ce1" office:value-type="date" office:date-value="2026-10-01" calcext:value-type="date">
            <text:p>2026-10-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26-05-01" calcext:value-type="date">
            <text:p>2026-05-01</text:p>
          </table:table-cell>
          <table:table-cell table:style-name="ce1" office:value-type="date" office:date-value="2026-06-15" calcext:value-type="date">
            <text:p>2026-06-15</text:p>
          </table:table-cell>
          <table:table-cell table:style-name="ce1" office:value-type="date" office:date-value="2026-03-01" calcext:value-type="date">
            <text:p>2026-03-01</text:p>
          </table:table-cell>
          <table:table-cell table:style-name="ce1" office:value-type="date" office:date-value="2026-10-01" calcext:value-type="date">
            <text:p>2026-10-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26-06-01" calcext:value-type="date">
            <text:p>2026-06-01</text:p>
          </table:table-cell>
          <table:table-cell table:style-name="ce1" office:value-type="date" office:date-value="2026-07-01" calcext:value-type="date">
            <text:p>2026-07-01</text:p>
          </table:table-cell>
          <table:table-cell table:style-name="ce1" office:value-type="date" office:date-value="2026-08-01" calcext:value-type="date">
            <text:p>2026-08-01</text:p>
          </table:table-cell>
          <table:table-cell table:style-name="ce1" office:value-type="date" office:date-value="2026-12-01" calcext:value-type="date">
            <text:p>2026-12-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26-07-01" calcext:value-type="date">
            <text:p>2026-07-01</text:p>
          </table:table-cell>
          <table:table-cell table:style-name="ce1" office:value-type="date" office:date-value="2026-08-01" calcext:value-type="date">
            <text:p>2026-08-01</text:p>
          </table:table-cell>
          <table:table-cell table:style-name="ce1" office:value-type="date" office:date-value="2026-09-01" calcext:value-type="date">
            <text:p>2026-09-01</text:p>
          </table:table-cell>
          <table:table-cell table:style-name="ce1" office:value-type="date" office:date-value="2027-01-01" calcext:value-type="date">
            <text:p>2027-01-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26-08-01" calcext:value-type="date">
            <text:p>2026-08-01</text:p>
          </table:table-cell>
          <table:table-cell table:style-name="ce1" office:value-type="date" office:date-value="2026-09-01" calcext:value-type="date">
            <text:p>2026-09-01</text:p>
          </table:table-cell>
          <table:table-cell table:style-name="ce1" office:value-type="date" office:date-value="2026-10-01" calcext:value-type="date">
            <text:p>2026-10-01</text:p>
          </table:table-cell>
          <table:table-cell table:style-name="ce1" office:value-type="date" office:date-value="2027-02-01" calcext:value-type="date">
            <text:p>2027-02-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26-09-01" calcext:value-type="date">
            <text:p>2026-09-01</text:p>
          </table:table-cell>
          <table:table-cell table:style-name="ce1" office:value-type="date" office:date-value="2026-10-01" calcext:value-type="date">
            <text:p>2026-10-01</text:p>
          </table:table-cell>
          <table:table-cell table:style-name="ce1" office:value-type="date" office:date-value="2026-11-01" calcext:value-type="date">
            <text:p>2026-11-01</text:p>
          </table:table-cell>
          <table:table-cell table:style-name="ce1" office:value-type="date" office:date-value="2027-03-01" calcext:value-type="date">
            <text:p>2027-03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7:40:32.175091838</meta:creation-date>
    <dc:date>2025-02-11T12:19:38.761626060</dc:date>
    <meta:editing-duration>PT4H28M56S</meta:editing-duration>
    <meta:editing-cycles>1</meta:editing-cycles>
    <meta:document-statistic meta:table-count="1" meta:cell-count="71" meta:object-count="0"/>
    <meta:generator>LibreOffice/7.3.7.2$Linux_X86_64 LibreOffice_project/30$Build-2</meta:generator>
  </office:meta>
</office:document-meta>
</file>